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dc9" officeooo:paragraph-rsid="001ba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n prove we now with best endeavour;</text:p>
      <text:p text:style-name="P1">Waht from our efforts yet may spring;</text:p>
      <text:p text:style-name="P1">He jsutly is dispised who never, did thought to aide his labours bring;</text:p>
      <text:p text:style-name="P1">For this is arts true indication; when skill is minister to thought;</text:p>
      <text:p text:style-name="P1">When types that are the minds creation;</text:p>
      <text:p text:style-name="P1">The hand to perfect form has wrought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5:18:58.801406846</meta:creation-date>
    <dc:date>2025-09-14T05:21:40.316400084</dc:date>
    <meta:editing-duration>PT2M42S</meta:editing-duration>
    <meta:editing-cycles>1</meta:editing-cycles>
    <meta:document-statistic meta:table-count="0" meta:image-count="0" meta:object-count="0" meta:page-count="1" meta:paragraph-count="6" meta:word-count="53" meta:character-count="291" meta:non-whitespace-character-count="243"/>
    <meta:generator>LibreOffice/7.3.7.2$Linux_X86_64 LibreOffice_project/30$Build-2</meta:generator>
  </office:meta>
</office:document-meta>
</file>